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VICOLA DON ESTRADA S.A.C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IU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LESCANO PALACIOS, FIDEL ERNEST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JIMENEZ ROJAS, DARWI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ARNE:</text:p>
          </table:table-cell>
          <table:covered-table-cell/>
          <table:table-cell table:style-name="Tabla1.C5" table:number-columns-spanned="2" office:value-type="string">
            <text:p text:style-name="P19">5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30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6:5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47704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22:50:2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